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Footer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Footer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Footer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Footer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Footer"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Footer"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 style:parent-style-name="Footer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Footer">
      <style:text-properties style:font-name="Nimbus Mono 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Footer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Footer">
      <style:text-properties fo:font-size="14pt" style:font-size-asian="14pt" style:font-size-complex="14pt"/>
    </style:style>
    <style:style style:name="P1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Footer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5" style:family="paragraph" style:parent-style-name="Footer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Footer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7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Footer"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2" style:family="paragraph" style:parent-style-name="Footer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Footer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Footer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Footer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6" style:family="paragraph" style:parent-style-name="Footer" style:list-style-name="L1"/>
    <style:style style:name="P27" style:family="paragraph" style:parent-style-name="Footer" style:list-style-name="L2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Footer" style:list-style-name="L3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Footer" style:list-style-name="L7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31" style:family="paragraph" style:parent-style-name="Footer"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Footer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Footer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 style:parent-style-name="Footer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8" style:family="paragraph" style:parent-style-name="Footer">
      <style:text-properties style:font-name="Nimbus Mono L" fo:font-size="14pt" fo:font-weight="normal" style:font-size-asian="14pt" style:font-weight-asian="normal" style:font-size-complex="14pt" style:font-weight-complex="normal"/>
    </style:style>
    <style:style style:name="P39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Nimbus Mono L" fo:font-size="14pt" fo:font-weight="normal" style:font-size-asian="14pt" style:font-weight-asian="normal" style:font-size-complex="14pt" style:font-weight-complex="normal"/>
    </style:style>
    <style:style style:name="P40" style:family="paragraph" style:parent-style-name="Footer" style:list-style-name="L7">
      <style:text-properties style:font-name="Nimbus Mono L" fo:font-size="14pt" style:font-size-asian="14pt" style:font-size-complex="14pt"/>
    </style:style>
    <style:style style:name="P41" style:family="paragraph" style:parent-style-name="Footer">
      <style:text-properties fo:font-size="22pt" fo:font-weight="bold" style:font-size-asian="22pt" style:font-weight-asian="bold" style:font-size-complex="22pt" style:font-weight-complex="bold"/>
    </style:style>
    <style:style style:name="P42" style:family="paragraph" style:parent-style-name="Footer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Nimbus Mono L"/>
    </style:style>
    <style:style style:name="T12" style:family="text">
      <style:text-properties style:font-name="Nimbus Mono L" fo:font-weight="normal" style:font-weight-asian="normal" style:font-weight-complex="normal"/>
    </style:style>
    <style:style style:name="T13" style:family="text">
      <style:text-properties style:font-name="Nimbus Mono L"/>
    </style:style>
    <style:style style:name="T14" style:family="text">
      <style:text-properties style:font-name="Nimbus Mono L" fo:font-style="normal" style:font-style-asian="normal" style:font-style-complex="normal"/>
    </style:style>
    <style:style style:name="T15" style:family="text">
      <style:text-properties style:font-name="Nimbus Mono L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apport du projet de systè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ZIBA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>Responsable de l'U.E. : Stefano Zacchiroli</text:p>
      <text:p text:style-name="P5">Chargé de T.P. : Juliusz Chroboczek</text:p>
      <text:p text:style-name="P6">Auteurs : Jérôme Tonnellier, Karim Ouharzoune et Mamadou Barry</text:p>
      <text:p text:style-name="P7"><text:soft-page-break/>1 – Organisation du projet</text:p>
      <text:p text:style-name="P8"/>
      <text:p text:style-name="P9">Le projet se compose de :</text:p>
      <text:p text:style-name="P8"><text:tab/></text:p>
      <text:list xml:id="list1455054254" text:style-name="L1">
        <text:list-item>
          <text:p text:style-name="P26"><text:span text:style-name="T2">D'un fichier </text:span><text:span text:style-name="T3">README</text:span><text:span text:style-name="T4">.</text:span></text:p>
          <text:p text:style-name="P24"/>
        </text:list-item>
        <text:list-item>
          <text:p text:style-name="P26"><text:span text:style-name="T2">D'un fichier </text:span><text:span text:style-name="T3">Makefile</text:span><text:span text:style-name="T4">.</text:span></text:p>
        </text:list-item>
      </text:list>
      <text:p text:style-name="P25"/>
      <text:list xml:id="list1624266969" text:continue-numbering="true" text:style-name="L1">
        <text:list-item>
          <text:p text:style-name="P26"><text:span text:style-name="T2">D'un fichier </text:span><text:span text:style-name="T9">norme.h</text:span><text:span text:style-name="T2"> qui contient les constantes utiles au projet</text:span></text:p>
          <text:p text:style-name="P26"><text:span text:style-name="T2">comme le champ </text:span><text:span text:style-name="T10">Magic</text:span><text:span text:style-name="T2"> ou </text:span><text:span text:style-name="T10">Version</text:span><text:span text:style-name="T2"> par exemple.</text:span></text:p>
          <text:p text:style-name="P24"/>
        </text:list-item>
        <text:list-item>
          <text:p text:style-name="P26"><text:span text:style-name="T2">D'un fichier source </text:span><text:span text:style-name="T3">main.c</text:span><text:span text:style-name="T2"> qui permet d'afficher le menu principal et le sous-menu du projet. Il gère aussi la quasi totalité des fonctionnalités du projet.</text:span></text:p>
          <text:p text:style-name="P24"/>
        </text:list-item>
        <text:list-item>
          <text:p text:style-name="P26"><text:span text:style-name="T2">D'un fichier </text:span><text:span text:style-name="T3">main.h</text:span><text:span text:style-name="T2"> y est associé pour plus d'explications.</text:span></text:p>
        </text:list-item>
      </text:list>
      <text:p text:style-name="P9"/>
      <text:list xml:id="list665696844" text:continue-numbering="true" text:style-name="L1">
        <text:list-item>
          <text:p text:style-name="P26"><text:span text:style-name="T2">D'un fichier </text:span><text:span text:style-name="T3">dazis-verifies.c</text:span><text:span text:style-name="T2"> qui permet de filtrer les dazibaos valides</text:span></text:p>
          <text:p text:style-name="P24">avant l'affichage du menu principal.</text:p>
          <text:p text:style-name="P24"/>
        </text:list-item>
        <text:list-item>
          <text:p text:style-name="P26"><text:span text:style-name="T2">D'un fichier </text:span><text:span text:style-name="T3">dazis-verifies.h </text:span><text:span text:style-name="T2">y est associé pour plus d'explications.</text:span></text:p>
          <text:p text:style-name="P24"/>
        </text:list-item>
        <text:list-item>
          <text:p text:style-name="P26"><text:span text:style-name="T2">D'un fichier </text:span><text:span text:style-name="T3">verifie-entete.c</text:span><text:span text:style-name="T2"> qui permet de vérifier si un fichier est bien un dazibao.</text:span></text:p>
          <text:p text:style-name="P24"/>
        </text:list-item>
        <text:list-item>
          <text:p text:style-name="P26"><text:span text:style-name="T2">D'un fichier </text:span><text:span text:style-name="T3">verifie-entete.h</text:span><text:span text:style-name="T2"> y est associé pour plus d'explications.</text:span></text:p>
          <text:p text:style-name="P24"/>
        </text:list-item>
        <text:list-item>
          <text:p text:style-name="P26"><text:span text:style-name="T2">D'un fichier </text:span><text:span text:style-name="T3">modif-dazibao.c</text:span><text:span text:style-name="T2"> qui contient les fonctionnalités </text:span></text:p>
          <text:p text:style-name="P24">d'affichage, d'ajout, de suppression et de compaction d'un dazibao.</text:p>
          <text:p text:style-name="P24"/>
        </text:list-item>
        <text:list-item>
          <text:p text:style-name="P26"><text:span text:style-name="T2">D'un fichier </text:span><text:span text:style-name="T3">modif-dazibao.h</text:span><text:span text:style-name="T2"> y est associé pour plus d'explications.</text:span></text:p>
          <text:p text:style-name="P24"/>
        </text:list-item>
        <text:list-item>
          <text:p text:style-name="P26"><text:span text:style-name="T2">Enfin d'un fichier </text:span><text:span text:style-name="T3">service-notif.c</text:span><text:span text:style-name="T2"> qui contient le programme qui doit gérer les notifications de modifications des dazibaos.</text:span></text:p>
        </text:list-item>
      </text:list>
      <text:p text:style-name="P8"/>
      <text:p text:style-name="P7"/>
      <text:p text:style-name="P7"><text:soft-page-break/>2 – Extensions du projet</text:p>
      <text:p text:style-name="P8"/>
      <text:p text:style-name="P9">-aucun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><text:soft-page-break/>3 – Choix de conception</text:p>
      <text:p text:style-name="P8"/>
      <text:p text:style-name="P19">3.1 – Stockage de dazibaos valides (dazis-verifies.c)</text:p>
      <text:p text:style-name="P2"/>
      <text:p text:style-name="P16"><text:span text:style-name="T5">Description</text:span> :</text:p>
      <text:p text:style-name="P11"/>
      <text:p text:style-name="P11">Dans ce fichier, on y implémente une structure qui va simplement stocker les noms de fichier (char *) de dazibao(s) valide(s). </text:p>
      <text:p text:style-name="P11"/>
      <text:p text:style-name="P11">Voici donc cette structure :</text:p>
      <text:p text:style-name="P11"/>
      <text:p text:style-name="P10">struct dazis_verifies {</text:p>
      <text:p text:style-name="P10"><text:s text:c="2"/>int nb_dazis;</text:p>
      <text:p text:style-name="P10"><text:s text:c="2"/>char ** dazis;</text:p>
      <text:p text:style-name="P10">};</text:p>
      <text:p text:style-name="P11"/>
      <text:p text:style-name="P11">La variable <text:span text:style-name="T11">dazis</text:span> contient ainsi la liste des noms des dazibaos corrects.</text:p>
      <text:p text:style-name="P11"/>
      <text:p text:style-name="P11">La variable <text:span text:style-name="T11">nb_dazis</text:span> contient donc le nombre de dazibaos. Elle permet de parcourir le champ <text:span text:style-name="T11">dazis </text:span>correctement.</text:p>
      <text:p text:style-name="P11"/>
      <text:p text:style-name="P15">But :</text:p>
      <text:p text:style-name="P15"/>
      <text:p text:style-name="P11">Cette structure est donc utilisée par le menu principal afin de filtrer les dazibaos non-corrects (elle est utilisée avant que le menu principal s'affiche).</text:p>
      <text:p text:style-name="P2"/>
      <text:p text:style-name="P19">3.2 – Fonctionnalités principales (<text:span text:style-name="T11">modif-dazibao.c</text:span>)</text:p>
      <text:p text:style-name="P2"/>
      <text:p text:style-name="P3">3.2.1 Fonctions d'affichage</text:p>
      <text:p text:style-name="P9"/>
      <text:list xml:id="list1438469887" text:style-name="L2">
        <text:list-item>
          <text:p text:style-name="P27">La fonction d'affichage principale est :</text:p>
        </text:list-item>
      </text:list>
      <text:p text:style-name="P11"/>
      <text:p text:style-name="P10">void affiche_dazibao(char * dazibao) ;</text:p>
      <text:p text:style-name="P15"/>
      <text:p text:style-name="P15">Description :</text:p>
      <text:p text:style-name="P11"/>
      <text:p text:style-name="P11">1 - Elle ouvre le <text:span text:style-name="T11">dazibao</text:span>.</text:p>
      <text:p text:style-name="P11"/>
      <text:p text:style-name="P11">2 - Elle tente de poser un verrou partagé sur celui-ci.</text:p>
      <text:p text:style-name="P11"/>
      <text:p text:style-name="P11"><text:soft-page-break/>3 - Si tout s'est bien passé, elle déplace le descripteur de fichier juste après l'entête du fichier et récupère le nombre d'octets à lire.</text:p>
      <text:p text:style-name="P11"/>
      <text:p text:style-name="P11">4 - Elle appelle la fonction <text:span text:style-name="T11">affiche_tlv</text:span> qui va s'occuper du parcours récursif du dazibao.</text:p>
      <text:p text:style-name="P11"/>
      <text:p text:style-name="P11">5 – Elle enlève le verrou sur le fichier puis ferme le descripteur de fichier.</text:p>
      <text:p text:style-name="P11"/>
      <text:list xml:id="list1509835767" text:style-name="L3">
        <text:list-item>
          <text:p text:style-name="P28">La fonction d'affichage récursive est :</text:p>
        </text:list-item>
      </text:list>
      <text:p text:style-name="P11"/>
      <text:p text:style-name="P10">int affiche_tlv(int fd, int tailledonnees, </text:p>
      <text:p text:style-name="P10">int num);</text:p>
      <text:p text:style-name="P11"/>
      <text:p text:style-name="P15">Description :</text:p>
      <text:p text:style-name="P11"/>
      <text:p text:style-name="P11">Pour chaque appel de fonction, <text:span text:style-name="T11">tailledonnes</text:span> est le nombre d'octets à lire par le biais du descripteur de fichier <text:span text:style-name="T11">fd</text:span>. Cette variable (<text:span text:style-name="T11">tailledonnes</text:span>) permet de savoir où s'arrêter dans le fichier. Elle est surtout utile pour parcourir les <text:span text:style-name="T5">TLV</text:span>s de type <text:span text:style-name="T5">Compound </text:span>et ainsi ne pas déborder sur les autres <text:span text:style-name="T5">TLV</text:span>s probables suivants.</text:p>
      <text:p text:style-name="P11"/>
      <text:p text:style-name="P11">La variable <text:span text:style-name="T11">num</text:span> permet de numéroter les <text:span text:style-name="T5">TLV</text:span>s. Ils possèdent alors un numéro de <text:span text:style-name="T5">TLV</text:span> suivant leur ordre d'apparition dans le <text:span text:style-name="T14">dazibao</text:span> (le 1er est 1, etc...).</text:p>
      <text:p text:style-name="P9"/>
      <text:p text:style-name="P3">3.2.2 Fonction d'ajout</text:p>
      <text:p text:style-name="P2"/>
      <text:p text:style-name="P17">La fonction d'ajout est :</text:p>
      <text:p text:style-name="P11"/>
      <text:p text:style-name="P10">int ajoute_tlv(</text:p>
      <text:p text:style-name="P10"><text:tab/>char * dazibao, unsigned char typetlv, </text:p>
      <text:p text:style-name="P10"><text:tab/>int length, char * fichierdonnees</text:p>
      <text:p text:style-name="P11"><text:span text:style-name="T11">);</text:span><text:line-break/></text:p>
      <text:p text:style-name="P15">Description :</text:p>
      <text:p text:style-name="P11"/>
      <text:p text:style-name="P11">Cette fonction permet d'ajouter un <text:span text:style-name="T5">TLV</text:span> à la fois.</text:p>
      <text:p text:style-name="P11"/>
      <text:p text:style-name="P11">1 - <text:s/>Elle ouvre le <text:span text:style-name="T11">dazibao</text:span> et positionne le descripteur de fichier à la fin de celui-ci.</text:p>
      <text:p text:style-name="P11"/>
      <text:p text:style-name="P11">2 – Elle tente de poser un verrou exclusif dessus.</text:p>
      <text:p text:style-name="P11"/>
      <text:p text:style-name="P11">3 – Si le verrou est posé, on ajoute un <text:span text:style-name="T5">TLV</text:span> à la fin du <text:span text:style-name="T14">dazibao</text:span> en fonction des cas suivant :</text:p>
      <text:list xml:id="list549378696" text:style-name="L4">
        <text:list-item>
          <text:p text:style-name="P32"><text:soft-page-break/>3.0 – Tout <text:span text:style-name="T5">TLV</text:span> :</text:p>
        </text:list-item>
      </text:list>
      <text:p text:style-name="P11">Dans tous les cas, on écrit le type du <text:span text:style-name="T5">TLV</text:span> dans le <text:span text:style-name="T14">dazibao</text:span> en premier lieu.</text:p>
      <text:p text:style-name="P11"/>
      <text:list xml:id="list2075309093" text:continue-numbering="true" text:style-name="L4">
        <text:list-item>
          <text:p text:style-name="P32">3.1 – Cas du <text:span text:style-name="T5">Pad1</text:span> :</text:p>
        </text:list-item>
      </text:list>
      <text:p text:style-name="P11">Pas grand chose à faire, on a écrit un 0 binaire en 3.0. On passe juste à l'étape 4.</text:p>
      <text:p text:style-name="P11"/>
      <text:list xml:id="list1710002138" text:style-name="L5">
        <text:list-item>
          <text:p text:style-name="P33">3.2 – Cas du <text:span text:style-name="T5">PadN</text:span> :</text:p>
        </text:list-item>
      </text:list>
      <text:p text:style-name="P11">C'est ici que l'argument <text:span text:style-name="T11">length</text:span> est utile, on transforme ce <text:span text:style-name="T11">int</text:span> en <text:span text:style-name="T11">char *</text:span> de 4 octets (en sachant qu'on ne va en utiliser que 3). </text:p>
      <text:p text:style-name="P11">On écrit le champ <text:span text:style-name="T5">Length</text:span> dans le <text:span text:style-name="T11">dazibao</text:span> grâce au <text:span text:style-name="T11">char *</text:span> récupéré.</text:p>
      <text:p text:style-name="P11">Puis on va écrire des données au hasard de taille <text:span text:style-name="T11">length</text:span> dans le <text:span text:style-name="T11">dazibao</text:span>.</text:p>
      <text:p text:style-name="P11">On passe à l'étape 4.</text:p>
      <text:p text:style-name="P11"/>
      <text:list xml:id="list1546856259" text:style-name="L6">
        <text:list-item>
          <text:p text:style-name="P34">3.3 – Cas des autres <text:span text:style-name="T5">TLV</text:span>s :</text:p>
        </text:list-item>
      </text:list>
      <text:p text:style-name="P11">Même chose que le cas du<text:span text:style-name="T5"> PadN</text:span>, sauf que pour copier les données,</text:p>
      <text:p text:style-name="P11">on ouvre le fichier donné en argument <text:span text:style-name="T11">fichierdonnees</text:span> fourni par l'utilisateur.</text:p>
      <text:p text:style-name="P11">On copie les données puis on passe à l'étape 4.</text:p>
      <text:p text:style-name="P11"/>
      <text:p text:style-name="P11">4 – Finalement, on enlève le verrou puis ferme le descripteur de fichier.</text:p>
      <text:p text:style-name="P11"/>
      <text:p text:style-name="P3">3.2.3 Fonction de suppression</text:p>
      <text:p text:style-name="P11"/>
      <text:list xml:id="list973045272" text:style-name="L7">
        <text:list-item>
          <text:p text:style-name="P29">La fonction de suppression principale est :</text:p>
          <text:p text:style-name="P29"/>
          <text:p text:style-name="P40">int supprime_tlv(char * dazibao, int num);</text:p>
        </text:list-item>
      </text:list>
      <text:p text:style-name="P12"/>
      <text:p text:style-name="P14">Description :</text:p>
      <text:p text:style-name="P11"/>
      <text:p text:style-name="P11">1 – Elle ouvre le <text:span text:style-name="T11">dazibao</text:span>.</text:p>
      <text:p text:style-name="P11"/>
      <text:p text:style-name="P11">2 – Elle tente de poser un verrou exclusif dessus.</text:p>
      <text:p text:style-name="P11"/>
      <text:p text:style-name="P11">3 – Elle récupère la taille du <text:span text:style-name="T11">dazibao</text:span>.</text:p>
      <text:p text:style-name="P11"/>
      <text:p text:style-name="P11">4 - <text:s/>Elle appelle la fonction de suppression récursive <text:s/><text:span text:style-name="T11">supprime_tlv_aux()</text:span>.</text:p>
      <text:p text:style-name="P11"/>
      <text:p text:style-name="P11">5 – Elle enlève le verrou et ferme le descripteur de fichier.</text:p>
      <text:list xml:id="list587215381" text:continue-numbering="true" text:style-name="L7">
        <text:list-header>
          <text:p text:style-name="P29"/>
        </text:list-header>
        <text:list-item>
          <text:p text:style-name="P29">La fonction de suppression récursive est :</text:p>
          <text:p text:style-name="P29"/>
        </text:list-item>
      </text:list>
      <text:p text:style-name="P39">int supprime_tlv_aux(int fd, int tailledonnees, int num);</text:p>
      <text:p text:style-name="P35"/>
      <text:p text:style-name="P36"><text:soft-page-break/>Description :</text:p>
      <text:p text:style-name="P35"/>
      <text:p text:style-name="P13"><text:span text:style-name="T8">On retrouve le même principe récursif que l'affichage. On compte les données grâce à </text:span><text:span text:style-name="T12">tailledonnees</text:span><text:span text:style-name="T8"> pour ne pas dépasser ce que l'on doit réellement lire.</text:span></text:p>
      <text:p text:style-name="P35"/>
      <text:p text:style-name="P13"><text:span text:style-name="T8">On compte le nombre de </text:span><text:span text:style-name="T6">TLV</text:span><text:span text:style-name="T8">s lus puis une fois qu'on tombe sur le </text:span><text:span text:style-name="T6">TLV</text:span><text:span text:style-name="T8"> numéro </text:span><text:span text:style-name="T12">num</text:span><text:span text:style-name="T8">, on s'arrête puis on le supprime.</text:span></text:p>
      <text:p text:style-name="P35"/>
      <text:p text:style-name="P4">3.2.4 Fonction de compaction</text:p>
      <text:p text:style-name="P35"/>
      <text:p text:style-name="P18">La fonction de compaction est :</text:p>
      <text:p text:style-name="P35"/>
      <text:p text:style-name="P39">int compacte(char * dazibao);</text:p>
      <text:p text:style-name="P35"/>
      <text:p text:style-name="P36">Description :</text:p>
      <text:p text:style-name="P35"/>
      <text:p text:style-name="P13"><text:span text:style-name="T8">La fonction va copier tous les </text:span><text:span text:style-name="T6">TLV</text:span><text:span text:style-name="T8">s autres que </text:span><text:span text:style-name="T6">Pad1</text:span><text:span text:style-name="T8"> et </text:span><text:span text:style-name="T6">PadN</text:span><text:span text:style-name="T8"> du fichier </text:span><text:span text:style-name="T12">dazibao</text:span><text:span text:style-name="T8"> dans un fichier temporaire. Puis on va renommer ce dernier, au nom du </text:span><text:span text:style-name="T12">dazibao</text:span><text:span text:style-name="T8">.</text:span></text:p>
      <text:p text:style-name="P35"/>
      <text:p text:style-name="P13"><text:span text:style-name="T8">1 – On ouvre le </text:span><text:span text:style-name="T12">dazibao</text:span><text:span text:style-name="T8">.</text:span></text:p>
      <text:p text:style-name="P35"/>
      <text:p text:style-name="P35">2 – On tente de poser un verrou exclusif dessus.</text:p>
      <text:p text:style-name="P35"/>
      <text:p text:style-name="P35">3 – Si le verrou est posé, <text:s/>on ouvre un fichier temporaire de nom douteux et on y copie l'entête.</text:p>
      <text:p text:style-name="P35"/>
      <text:p text:style-name="P13"><text:span text:style-name="T8">4 – On va copier tous les </text:span><text:span text:style-name="T6">TLV</text:span><text:span text:style-name="T8">s du </text:span><text:span text:style-name="T12">dazibao</text:span><text:span text:style-name="T8"> dans le fichier temporaire sauf les </text:span><text:span text:style-name="T6">Pad1</text:span><text:span text:style-name="T8"> et </text:span><text:span text:style-name="T6">PadN</text:span><text:span text:style-name="T8">.</text:span></text:p>
      <text:p text:style-name="P35"/>
      <text:p text:style-name="P35">5 – On ferme le fichier temporaire</text:p>
      <text:p text:style-name="P35"/>
      <text:p text:style-name="P13"><text:span text:style-name="T8">6 – On crée un second processus qui va renommer le fichier temporaire au nom du fichier </text:span><text:span text:style-name="T12">dazibao</text:span><text:span text:style-name="T8"> grâce à la commande </text:span><text:span text:style-name="T12">execl</text:span><text:span text:style-name="T8"> et </text:span><text:span text:style-name="T12">mv</text:span><text:span text:style-name="T8">.</text:span></text:p>
      <text:p text:style-name="P35"/>
      <text:p text:style-name="P13"><text:span text:style-name="T8">7 – Enfin, on enlève le verrou puis on ferme le </text:span><text:span text:style-name="T12">dazibao</text:span><text:span text:style-name="T8">.</text:span></text:p>
      <text:p text:style-name="P37"><text:span text:style-name="T8"/></text:p>
      <text:p text:style-name="P13"><text:span text:style-name="T7">Justification :</text:span></text:p>
      <text:p text:style-name="P13"><text:span text:style-name="T7"/></text:p>
      <text:p text:style-name="P13"><text:span text:style-name="T8">On utilise un fichier temporaire pour la simplicité de programmation.</text:span></text:p>
      <text:p text:style-name="P13"><text:span text:style-name="T8">De plus, on utilise moins de mémoire que si l'on avait « mappé » la mémoire, donc cela ne pose pas de problèmes avec des fichiers de taille assez conséqu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3-12-29T15:45:03</meta:creation-date>
    <dc:date>2013-12-29T21:24:19</dc:date>
    <dc:creator>Jerome </dc:creator>
    <meta:editing-duration>PT4H55M17S</meta:editing-duration>
    <meta:editing-cycles>202</meta:editing-cycles>
    <meta:generator>LibreOffice/3.5$Linux_x86 LibreOffice_project/350m1$Build-2</meta:generator>
    <meta:document-statistic meta:table-count="0" meta:image-count="0" meta:object-count="0" meta:page-count="7" meta:paragraph-count="108" meta:word-count="1068" meta:character-count="6042" meta:non-whitespace-character-count="5088"/>
  </office:meta>
</office:document-meta>
</file>